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Helvetica Neue" fo:font-size="10.5pt" fo:letter-spacing="normal" fo:font-style="normal" fo:font-weight="normal"/>
    </style:style>
    <style:style style:name="P2" style:family="paragraph" style:parent-style-name="Heading_20_3">
      <style:paragraph-properties fo:margin-left="0cm" fo:margin-right="0cm" fo:margin-top="0.529cm" fo:margin-bottom="0.265cm" loext:contextual-spacing="false" fo:line-height="110%" fo:orphans="2" fo:widows="2" fo:text-indent="0cm" style:auto-text-indent="false"/>
      <style:text-properties fo:font-variant="normal" fo:text-transform="none" fo:color="#333333" style:font-name="Helvetica Neue" fo:font-size="18pt" fo:letter-spacing="normal" fo:font-style="normal" fo:font-weight="bold"/>
    </style:style>
    <style:style style:name="P3" style:family="paragraph" style:parent-style-name="Text_20_body" style:list-style-name="L1">
      <style:paragraph-properties fo:margin-top="0cm" fo:margin-bottom="0.265cm" loext:contextual-spacing="false" fo:orphans="2" fo:widows="2"/>
      <style:text-properties fo:font-variant="normal" fo:text-transform="none" fo:color="#333333" style:font-name="Helvetica Neue" fo:font-size="10.5pt" fo:letter-spacing="normal" fo:font-style="normal" fo:font-weight="normal"/>
    </style:style>
    <style:style style:name="T1" style:family="text">
      <style:text-properties officeooo:rsid="0004f4aa"/>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us souhaitons développer une application permettant à un propriétaire de gérer ses bateaux.</text:p>
      <text:p text:style-name="P1">Pour simplifier, un bateau est caractérisé uniquement par un nom, un modèle, une taille et son propriétaire. Chaque bateau possède un carnet de maintenance permettant de gérer le suivi de l'entretien. L'entretien est composé d'un ensemble de catégories : moteur, électricité, électronique, circuit eau douce, coque, gréement (pour les voiliers uniquement). Chaque <text:span text:style-name="T1">catégorie</text:span> est caractérisé par sa périodicité <text:span text:style-name="T1">en année</text:span>, les dates de la dernière et prochaine vérifications. Le bateau possède aussi un carnet de bord indiquant l'ensemble des trajets effectués. Un trajet est caractérisé par une liste de ports, ainsi qu'une liste de coordonnées GPS. La liste de ports est au minimum de 2 avec le port d'arrivée et de départ (qui peuvent être les mêmes).</text:p>
      <text:h text:style-name="P2" text:outline-level="3">Questions</text:h>
      <text:list xml:id="list1282507354" text:style-name="L1">
        <text:list-item>
          <text:p text:style-name="P3">Proposez une modélisation complète de l'application.</text:p>
          <text:p text:style-name="P3"/>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0T10:19:36.690912186</meta:creation-date>
    <dc:date>2019-09-25T08:37:01.156743300</dc:date>
    <meta:editing-duration>PT20M41S</meta:editing-duration>
    <meta:editing-cycles>3</meta:editing-cycles>
    <meta:generator>LibreOffice/6.0.7.3$Linux_X86_64 LibreOffice_project/00m0$Build-3</meta:generator>
    <meta:document-statistic meta:table-count="0" meta:image-count="0" meta:object-count="0" meta:page-count="1" meta:paragraph-count="4" meta:word-count="138" meta:character-count="906" meta:non-whitespace-character-count="773"/>
  </office:meta>
</office:document-meta>
</file>